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frontoffice_5f_portrait1">
      <style:paragraph-properties style:page-number="auto"/>
      <style:text-properties officeooo:rsid="00195ce1" officeooo:paragraph-rsid="00195ce1"/>
    </style:style>
    <style:style style:name="P2" style:family="paragraph" style:parent-style-name="Standard" style:master-page-name="frontoffice_5f_landscape1">
      <style:paragraph-properties style:page-number="auto"/>
      <style:text-properties officeooo:rsid="001b9783" officeooo:paragraph-rsid="001b9783"/>
    </style:style>
    <style:style style:name="P3" style:family="paragraph" style:parent-style-name="Standard">
      <style:text-properties officeooo:rsid="001b9783" officeooo:paragraph-rsid="001b9783"/>
    </style:style>
    <style:style style:name="P4" style:family="paragraph" style:parent-style-name="Standard">
      <style:text-properties officeooo:rsid="001b9783" officeooo:paragraph-rsid="001c6b95"/>
    </style:style>
    <style:style style:name="T1" style:family="text">
      <style:text-properties officeooo:rsid="001c6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стер шаблон</text:p>
      <text:p text:style-name="P2"><text:span text:style-name="T1">А</text:span>льбомная ориентация 1 <text:span text:style-name="T1">начало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А</text:span>льбомная ориентация 1 <text:span text:style-name="T1">коне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rontoffice_5f_portrait1" style:display-name="frontoffice_portrait1" style:page-layout-name="Mpm2"/>
    <style:master-page style:name="frontoffice_5f_landscape1" style:display-name="frontoffice_landscape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30:30.282916854</meta:creation-date>
    <meta:generator>LibreOffice/5.3.1.2$Linux_X86_64 LibreOffice_project/30m0$Build-2</meta:generator>
    <dc:date>2017-04-29T15:37:26.675100045</dc:date>
    <meta:editing-duration>PT7M52S</meta:editing-duration>
    <meta:editing-cycles>8</meta:editing-cycles>
    <meta:document-statistic meta:table-count="0" meta:image-count="0" meta:object-count="0" meta:page-count="3" meta:paragraph-count="3" meta:word-count="10" meta:character-count="70" meta:non-whitespace-character-count="63"/>
  </office:meta>
</office:document-meta>
</file>